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6398in" svg:height="4.5386in" svg:x="5.3874in" svg:y="0.8575in">
            <draw:object draw:notify-on-update-of-ranges="Sheet1.A2:Sheet1.A2 Sheet1.A3:Sheet1.A11 Sheet1.B3:Sheet1.B11 Sheet1.C3:Sheet1.C11 Sheet1.D3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 text:c="4"/>N (lines)</text:p>
          </table:table-cell>
          <table:table-cell office:value-type="string" calcext:value-type="string">
            <text:p>Neoptimizat</text:p>
          </table:table-cell>
          <table:table-cell office:value-type="string" calcext:value-type="string">
            <text:p>Optimizat</text:p>
          </table:table-cell>
          <table:table-cell office:value-type="string" calcext:value-type="string">
            <text:p>Bla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162775" calcext:value-type="float">
            <text:p>1.162775</text:p>
          </table:table-cell>
          <table:table-cell office:value-type="float" office:value="0.251858" calcext:value-type="float">
            <text:p>0.251858</text:p>
          </table:table-cell>
          <table:table-cell office:value-type="float" office:value="0.046055" calcext:value-type="float">
            <text:p>0.0460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289176" calcext:value-type="float">
            <text:p>2.289176</text:p>
          </table:table-cell>
          <table:table-cell office:value-type="float" office:value="0.488962" calcext:value-type="float">
            <text:p>0.488962</text:p>
          </table:table-cell>
          <table:table-cell office:value-type="float" office:value="0.092893" calcext:value-type="float">
            <text:p>0.09289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17342" calcext:value-type="float">
            <text:p>4.17342</text:p>
          </table:table-cell>
          <table:table-cell office:value-type="float" office:value="0.822327" calcext:value-type="float">
            <text:p>0.822327</text:p>
          </table:table-cell>
          <table:table-cell office:value-type="float" office:value="0.153603" calcext:value-type="float">
            <text:p>0.15360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190847" calcext:value-type="float">
            <text:p>6.190847</text:p>
          </table:table-cell>
          <table:table-cell office:value-type="float" office:value="1.329453" calcext:value-type="float">
            <text:p>1.329453</text:p>
          </table:table-cell>
          <table:table-cell office:value-type="float" office:value="0.235405" calcext:value-type="float">
            <text:p>0.2354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.243203" calcext:value-type="float">
            <text:p>10.243203</text:p>
          </table:table-cell>
          <table:table-cell office:value-type="float" office:value="1.948451" calcext:value-type="float">
            <text:p>1.948451</text:p>
          </table:table-cell>
          <table:table-cell office:value-type="float" office:value="0.342682" calcext:value-type="float">
            <text:p>0.3426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.258637" calcext:value-type="float">
            <text:p>13.258637</text:p>
          </table:table-cell>
          <table:table-cell office:value-type="float" office:value="2.816061" calcext:value-type="float">
            <text:p>2.816061</text:p>
          </table:table-cell>
          <table:table-cell office:value-type="float" office:value="0.479057" calcext:value-type="float">
            <text:p>0.4790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.626549" calcext:value-type="float">
            <text:p>17.626549</text:p>
          </table:table-cell>
          <table:table-cell office:value-type="float" office:value="3.78151" calcext:value-type="float">
            <text:p>3.78151</text:p>
          </table:table-cell>
          <table:table-cell office:value-type="float" office:value="0.676807" calcext:value-type="float">
            <text:p>0.67680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5.022081" calcext:value-type="float">
            <text:p>25.022081</text:p>
          </table:table-cell>
          <table:table-cell office:value-type="float" office:value="5.05373" calcext:value-type="float">
            <text:p>5.05373</text:p>
          </table:table-cell>
          <table:table-cell office:value-type="float" office:value="0.887746" calcext:value-type="float">
            <text:p>0.8877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4.242733" calcext:value-type="float">
            <text:p>34.242733</text:p>
          </table:table-cell>
          <table:table-cell office:value-type="float" office:value="6.59318" calcext:value-type="float">
            <text:p>6.59318</text:p>
          </table:table-cell>
          <table:table-cell office:value-type="float" office:value="1.134676" calcext:value-type="float">
            <text:p>1.13467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4.690781" calcext:value-type="float">
            <text:p>44.690781</text:p>
          </table:table-cell>
          <table:table-cell office:value-type="float" office:value="8.61414" calcext:value-type="float">
            <text:p>8.61414</text:p>
          </table:table-cell>
          <table:table-cell office:value-type="float" office:value="1.425363" calcext:value-type="float">
            <text:p>1.425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00:00:53.549791276</meta:creation-date>
    <dc:date>2022-05-02T00:17:29.180520850</dc:date>
    <meta:editing-duration>PT6M25S</meta:editing-duration>
    <meta:editing-cycles>2</meta:editing-cycles>
    <meta:generator>LibreOffice/6.4.7.2$Linux_X86_64 LibreOffice_project/40$Build-2</meta:generator>
    <meta:document-statistic meta:table-count="1" meta:cell-count="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46cm" svg:height="11.529cm" xlink:href=".." xlink:type="simple" chart:class="chart:line" chart:style-name="ch1">
        <chart:title svg:x="8.403cm" svg:y="0.366cm" chart:style-name="ch2">
          <text:p>Performance comparison</text:p>
        </chart:title>
        <chart:legend chart:legend-position="end" svg:x="18.829cm" svg:y="4.967cm" style:legend-expansion="high" chart:style-name="ch3"/>
        <chart:plot-area chart:style-name="ch4" table:cell-range-address="Sheet1.A2:Sheet1.A11 Sheet1.B3:Sheet1.D11" chart:data-source-has-labels="both" svg:x="1.449cm" svg:y="1.375cm" svg:width="16.942cm" svg:height="8.943cm">
          <chartooo:coordinate-region svg:x="2.07cm" svg:y="1.574cm" svg:width="15.949cm" svg:height="8.097cm"/>
          <chart:axis chart:dimension="x" chart:name="primary-x" chart:style-name="ch5" chartooo:axis-type="auto">
            <chartooo:date-scale/>
            <chart:title svg:x="7.812cm" svg:y="10.548cm" chart:style-name="ch6">
              <text:p>Number of lines/columns (N)</text:p>
            </chart:title>
            <chart:categories table:cell-range-address="Sheet1.A3:Sheet1.A11"/>
            <chart:grid chart:style-name="ch7" chart:class="major"/>
          </chart:axis>
          <chart:axis chart:dimension="y" chart:name="primary-y" chart:style-name="ch5">
            <chart:title svg:x="0.451cm" svg:y="6.975cm" chart:style-name="ch8">
              <text:p>Time(seconds)</text:p>
            </chart:title>
            <chart:grid chart:style-name="ch7" chart:class="major"/>
          </chart:axis>
          <chart:series chart:style-name="ch9" chart:values-cell-range-address="Sheet1.B3:Sheet1.B11" loext:label-string="neoptimizat" chart:class="chart:line">
            <chart:data-point chart:repeated="9"/>
          </chart:series>
          <chart:series chart:style-name="ch10" chart:values-cell-range-address="Sheet1.C3:Sheet1.C11" loext:label-string="optimizat" chart:class="chart:line">
            <chart:data-point chart:repeated="9"/>
          </chart:series>
          <chart:series chart:style-name="ch11" chart:values-cell-range-address="Sheet1.D3:Sheet1.D11" loext:label-string="blas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optimizat</text:p>
              </table:table-cell>
              <table:table-cell office:value-type="string">
                <text:p>optimizat</text:p>
              </table:table-cell>
              <table:table-cell office:value-type="string">
                <text:p>blas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3:Sheet1.A11</svg:desc>
                </draw:g>
              </table:table-cell>
              <table:table-cell office:value-type="float" office:value="2.289176">
                <text:p>2.289176</text:p>
                <draw:g>
                  <svg:desc>Sheet1.B3:Sheet1.B11</svg:desc>
                </draw:g>
              </table:table-cell>
              <table:table-cell office:value-type="float" office:value="0.488962">
                <text:p>0.488962</text:p>
                <draw:g>
                  <svg:desc>Sheet1.C3:Sheet1.C11</svg:desc>
                </draw:g>
              </table:table-cell>
              <table:table-cell office:value-type="float" office:value="0.092893">
                <text:p>0.092893</text:p>
                <draw:g>
                  <svg:desc>Sheet1.D3:Sheet1.D11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.17342">
                <text:p>4.17342</text:p>
              </table:table-cell>
              <table:table-cell office:value-type="float" office:value="0.822327">
                <text:p>0.822327</text:p>
              </table:table-cell>
              <table:table-cell office:value-type="float" office:value="0.153603">
                <text:p>0.15360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.190847">
                <text:p>6.190847</text:p>
              </table:table-cell>
              <table:table-cell office:value-type="float" office:value="1.329453">
                <text:p>1.329453</text:p>
              </table:table-cell>
              <table:table-cell office:value-type="float" office:value="0.235405">
                <text:p>0.23540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.243203">
                <text:p>10.243203</text:p>
              </table:table-cell>
              <table:table-cell office:value-type="float" office:value="1.948451">
                <text:p>1.948451</text:p>
              </table:table-cell>
              <table:table-cell office:value-type="float" office:value="0.342682">
                <text:p>0.34268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3.258637">
                <text:p>13.258637</text:p>
              </table:table-cell>
              <table:table-cell office:value-type="float" office:value="2.816061">
                <text:p>2.816061</text:p>
              </table:table-cell>
              <table:table-cell office:value-type="float" office:value="0.479057">
                <text:p>0.4790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.626549">
                <text:p>17.626549</text:p>
              </table:table-cell>
              <table:table-cell office:value-type="float" office:value="3.78151">
                <text:p>3.78151</text:p>
              </table:table-cell>
              <table:table-cell office:value-type="float" office:value="0.676807">
                <text:p>0.67680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5.022081">
                <text:p>25.022081</text:p>
              </table:table-cell>
              <table:table-cell office:value-type="float" office:value="5.05373">
                <text:p>5.05373</text:p>
              </table:table-cell>
              <table:table-cell office:value-type="float" office:value="0.887746">
                <text:p>0.88774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4.242733">
                <text:p>34.242733</text:p>
              </table:table-cell>
              <table:table-cell office:value-type="float" office:value="6.59318">
                <text:p>6.59318</text:p>
              </table:table-cell>
              <table:table-cell office:value-type="float" office:value="1.134676">
                <text:p>1.13467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44.690781">
                <text:p>44.690781</text:p>
              </table:table-cell>
              <table:table-cell office:value-type="float" office:value="8.61414">
                <text:p>8.61414</text:p>
              </table:table-cell>
              <table:table-cell office:value-type="float" office:value="1.425363">
                <text:p>1.425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